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" svg:font-family="'DejaVu Sans', 'MS Mincho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941cm" table:align="margins" style:writing-mode="lr-tb"/>
    </style:style>
    <style:style style:name="Таблица1.A" style:family="table-column">
      <style:table-column-properties style:column-width="8.969cm" style:rel-column-width="32767*"/>
    </style:style>
    <style:style style:name="Таблица1.B" style:family="table-column">
      <style:table-column-properties style:column-width="8.97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text-properties style:font-name="Times New Roman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4d93b" officeooo:paragraph-rsid="0004ff67" style:font-name-complex="Times New Roman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rsid="0004d93b" officeooo:paragraph-rsid="00067c24" style:font-name-complex="Times New Roman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04ff67" officeooo:paragraph-rsid="0004ff67" style:font-name-complex="Times New Roman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rsid="0004ff67" officeooo:paragraph-rsid="00067c24" style:font-name-complex="Times New Roman"/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rsid="0004ff67" officeooo:paragraph-rsid="0006be3a" style:font-name-complex="Times New Roman"/>
    </style:style>
    <style:style style:name="P11" style:family="paragraph" style:parent-style-name="Standard">
      <style:text-properties style:font-name="Times New Roman" officeooo:rsid="0004ff67" officeooo:paragraph-rsid="0006be3a" style:font-name-complex="Times New Roman"/>
    </style:style>
    <style:style style:name="P12" style:family="paragraph" style:parent-style-name="Standard">
      <style:paragraph-properties fo:text-align="justify" style:justify-single-word="false"/>
      <style:text-properties style:font-name="Times New Roman" officeooo:rsid="00067c24" officeooo:paragraph-rsid="0006be3a" style:font-name-complex="Times New Roman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14" style:family="paragraph" style:parent-style-name="Standard">
      <style:text-properties style:font-name="Times New Roman" fo:font-weight="bold" style:font-weight-asian="bold" style:font-name-complex="Times New Roman"/>
    </style:style>
    <style:style style:name="P15" style:family="paragraph" style:parent-style-name="Standard">
      <style:paragraph-properties fo:text-align="justify" style:justify-single-word="false"/>
      <style:text-properties officeooo:rsid="0004d93b" officeooo:paragraph-rsid="0004ff67"/>
    </style:style>
    <style:style style:name="P16" style:family="paragraph" style:parent-style-name="Standard">
      <style:text-properties officeooo:paragraph-rsid="0006be3a"/>
    </style:style>
    <style:style style:name="P17" style:family="paragraph" style:parent-style-name="Standard">
      <style:paragraph-properties fo:margin-left="0cm" fo:margin-right="0cm" fo:text-indent="9.922cm" style:auto-text-indent="false"/>
      <style:text-properties style:font-name="Times New Roman" fo:font-size="14pt" style:font-size-asian="14pt" style:font-name-complex="Times New Roman" style:font-size-complex="14pt"/>
    </style:style>
    <style:style style:name="P18" style:family="paragraph" style:parent-style-name="Standard">
      <style:paragraph-properties fo:margin-left="0cm" fo:margin-right="0cm" fo:text-indent="9.922cm" style:auto-text-indent="false"/>
      <style:text-properties style:font-name="Times New Roman" style:font-name-complex="Times New Roman"/>
    </style:style>
    <style:style style:name="P19" style:family="paragraph" style:parent-style-name="Standard">
      <style:paragraph-properties fo:margin-left="10.001cm" fo:margin-right="0cm" fo:text-indent="0cm" style:auto-text-indent="false"/>
      <style:text-properties style:font-name="Times New Roman" style:font-name-complex="Times New Roman"/>
    </style:style>
    <style:style style:name="P20" style:family="paragraph" style:parent-style-name="Standard">
      <style:paragraph-properties fo:margin-left="0cm" fo:margin-right="0cm" fo:text-indent="-0.06cm" style:auto-text-indent="false" fo:break-before="page"/>
    </style:style>
    <style:style style:name="P21" style:family="paragraph" style:parent-style-name="Table_20_Contents">
      <style:text-properties fo:font-size="8pt" officeooo:rsid="0004ff67" officeooo:paragraph-rsid="0004ff67" style:font-size-asian="8pt" style:font-size-complex="8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23" style:family="paragraph" style:parent-style-name="Standard">
      <style:paragraph-properties fo:margin-left="10.001cm" fo:margin-right="0cm" fo:text-indent="0cm" style:auto-text-indent="false"/>
      <style:text-properties style:font-name="Times New Roman" style:font-name-complex="Times New Roman"/>
    </style:style>
    <style:style style:name="P24" style:family="paragraph" style:parent-style-name="Standard">
      <style:paragraph-properties fo:margin-left="10.001cm" fo:margin-right="0cm" fo:text-indent="0cm" style:auto-text-indent="false"/>
      <style:text-properties style:font-name="Times New Roman" officeooo:rsid="00080860" officeooo:paragraph-rsid="00080860" style:font-name-complex="Times New Roman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style:font-name-complex="Times New Roman"/>
    </style:style>
    <style:style style:name="P26" style:family="paragraph" style:parent-style-name="Standard">
      <style:text-properties style:font-name="Times New Roman" fo:font-style="italic" style:font-style-asian="italic" style:font-name-complex="Times New Roman"/>
    </style:style>
    <style:style style:name="P27" style:family="paragraph" style:parent-style-name="Standard">
      <style:paragraph-properties fo:text-align="justify" style:justify-single-word="false"/>
      <style:text-properties style:font-name="Times New Roman" officeooo:rsid="0004d93b" officeooo:paragraph-rsid="0004d93b" style:font-name-complex="Times New Roman"/>
    </style:style>
    <style:style style:name="P28" style:family="paragraph" style:parent-style-name="Standard">
      <style:paragraph-properties fo:text-align="justify" style:justify-single-word="false"/>
      <style:text-properties style:font-name="Times New Roman" officeooo:rsid="0004ff67" officeooo:paragraph-rsid="0004ff67" style:font-name-complex="Times New Roman"/>
    </style:style>
    <style:style style:name="P29" style:family="paragraph" style:parent-style-name="Standard">
      <style:paragraph-properties fo:text-align="justify" style:justify-single-word="false"/>
      <style:text-properties style:font-name="Times New Roman" officeooo:rsid="00067c24" officeooo:paragraph-rsid="00067c24" style:font-name-complex="Times New Roman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Times New Roman" style:font-name-complex="Times New Roman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officeooo:rsid="0004d93b" style:font-name-complex="Times New Roman"/>
    </style:style>
    <style:style style:name="T4" style:family="text">
      <style:text-properties style:font-name="Times New Roman" officeooo:rsid="0004ff67" style:font-name-complex="Times New Roman"/>
    </style:style>
    <style:style style:name="T5" style:family="text">
      <style:text-properties style:font-name="Times New Roman" fo:language="en" fo:country="US" style:font-name-complex="Times New Roman"/>
    </style:style>
    <style:style style:name="T6" style:family="text">
      <style:text-properties style:font-name="Times New Roman" fo:font-weight="bold" style:font-weight-asian="bold" style:font-name-complex="Times New Roman"/>
    </style:style>
    <style:style style:name="T7" style:family="text">
      <style:text-properties style:font-name="Times New Roman" fo:font-weight="bold" officeooo:rsid="0006be3a" style:font-weight-asian="bold" style:font-name-complex="Times New Roman"/>
    </style:style>
    <style:style style:name="T8" style:family="text">
      <style:text-properties style:font-name="Times New Roman" fo:font-style="italic" style:font-style-asian="italic" style:font-name-complex="Times New Roman"/>
    </style:style>
    <style:style style:name="T9" style:family="text">
      <style:text-properties officeooo:rsid="0004d93b"/>
    </style:style>
    <style:style style:name="T10" style:family="text">
      <style:text-properties officeooo:rsid="00067c24"/>
    </style:style>
    <style:style style:name="T11" style:family="text">
      <style:text-properties officeooo:rsid="000808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Федеральное государственное бюджетное образовательное учреждение</text:p>
      <text:p text:style-name="P3">высшего образования</text:p>
      <text:p text:style-name="P1"><text:span text:style-name="T2">«</text:span><text:span text:style-name="T1">Сибирский государственный университет телекоммуникаций и информатики»</text:span></text:p>
      <text:p text:style-name="P2"/>
      <text:p text:style-name="P4"/>
      <text:p text:style-name="P4"/>
      <text:p text:style-name="P4"/>
      <text:p text:style-name="P4"/>
      <text:p text:style-name="P4"/>
      <text:p text:style-name="P17">Факультет ИВТ</text:p>
      <text:p text:style-name="P17"/>
      <text:p text:style-name="P18"/>
      <text:p text:style-name="P18"/>
      <text:p text:style-name="P18"/>
      <text:p text:style-name="P17">Кафедра вычислительных систем</text:p>
      <text:p text:style-name="P17"/>
      <text:p text:style-name="P18"/>
      <text:p text:style-name="P18"/>
      <text:p text:style-name="P18"/>
      <text:p text:style-name="P4"/>
      <text:p text:style-name="P4"/>
      <text:p text:style-name="P13">Лабораторная работа №<text:span text:style-name="T9">3</text:span></text:p>
      <text:p text:style-name="P5">&lt;<text:span text:style-name="T9">Битовые операции</text:span>&gt;</text:p>
      <text:p text:style-name="P4"/>
      <text:p text:style-name="P4"/>
      <text:p text:style-name="P4"/>
      <text:p text:style-name="P4"/>
      <text:p text:style-name="P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0"/>
      <text:p text:style-name="P30"><text:s text:c="94"/>Выполнил:</text:p>
      <text:p text:style-name="P19">студент гр. <text:span text:style-name="T11">ИС-742</text:span></text:p>
      <text:p text:style-name="P24">Найманов Егор Викторович</text:p>
      <text:p text:style-name="P19"/>
      <text:p text:style-name="P19">Проверил:</text:p>
      <text:p text:style-name="P19">/Старший преподаватель Кафедры ВС</text:p>
      <text:p text:style-name="P19">Фульман В.О.</text:p>
      <text:p text:style-name="P19"><text:span text:style-name="T2"/></text:p>
      <text:p text:style-name="P19"><text:span text:style-name="T2"/></text:p>
      <text:p text:style-name="P19"><text:span text:style-name="T2"/></text:p>
      <text:p text:style-name="P4"/>
      <text:p text:style-name="P25">Новосибирск, 2017</text:p>
      <text:p text:style-name="P20"><text:span text:style-name="T6">Тема лабораторной работы</text:span></text:p>
      <text:h text:style-name="Heading_20_1" text:outline-level="1"><text:span text:style-name="T3">Б</text:span><text:span text:style-name="T2">итовые операции</text:span></text:h>
      <text:p text:style-name="P4"/>
      <text:p text:style-name="P14">Цель</text:p>
      <text:p text:style-name="Standard"><text:span text:style-name="T2">Целью лабораторной работы является ..... (</text:span><text:span text:style-name="T8">формулировка из методических указаний</text:span><text:span text:style-name="T2">).</text:span></text:p>
      <text:p text:style-name="P4">......................................................</text:p>
      <text:p text:style-name="P4"/>
      <text:p text:style-name="P14">Задание</text:p>
      <text:p text:style-name="P26">Разработать приложение для кодирования и декодирования чисел по описанному выше алгоритму.</text:p>
      <text:p text:style-name="P4">......................................................</text:p>
      <text:p text:style-name="P4"/>
      <text:p text:style-name="P16"><text:span text:style-name="T6">Анализ задачи</text:span></text:p>
      <text:p text:style-name="P16"><text:span text:style-name="T7">1. </text:span><text:span text:style-name="T3">Считанные из файлов закодированные/раскодированные данные</text:span></text:p>
      <text:p text:style-name="P11">2.</text:p>
      <text:p text:style-name="P11">main.c</text:p>
      <text:p text:style-name="P27">нч</text:p>
      <text:p text:style-name="P27">Главная функция()</text:p>
      <text:p text:style-name="P27"><text:s text:c="4"/>Если (аргументов&lt;3) то</text:p>
      <text:p text:style-name="P27"><text:s text:c="8"/>написать памятку запуска программы</text:p>
      <text:p text:style-name="P27"><text:s text:c="4"/>Если (1 аргумент «encode») то</text:p>
      <text:p text:style-name="P15"><text:span text:style-name="T2"><text:s text:c="8"/>Функция encode_file(«2 аргумент», «3 аргумент»)//</text:span><text:span text:style-name="T4">Функции из файла command.c</text:span></text:p>
      <text:p text:style-name="P27"><text:s text:c="4"/>Если (1 аргумент «decode») то</text:p>
      <text:p text:style-name="P15"><text:span text:style-name="T2"><text:s text:c="8"/>Функция decode_file(«2 аргумент», «3 аргумент»)//</text:span><text:span text:style-name="T4">Функции из файла command.c</text:span></text:p>
      <text:p text:style-name="P8">кц</text:p>
      <text:p text:style-name="P4"/>
      <text:p text:style-name="P6"/>
      <text:p text:style-name="P8"><text:s/>command.c</text:p>
      <text:p text:style-name="P8">функция encode_file()</text:p>
      <text:p text:style-name="P8"><text:s text:c="4"/></text:p>
      <text:p text:style-name="P9"><text:s text:c="4"/><text:span text:style-name="T9"><text:s/>открыть файлы входных и выходных данных</text:span></text:p>
      <text:p text:style-name="P7"><text:s text:c="8"/><text:span text:style-name="T10">если файл с входными данными =0 </text:span></text:p>
      <text:p text:style-name="P9"><text:s text:c="12"/>то вывести на экран ошибку</text:p>
      <text:p text:style-name="P9"><text:s text:c="12"/><text:span text:style-name="T10">вернуть -1</text:span></text:p>
      <text:p text:style-name="P9"><text:s text:c="8"/><text:span text:style-name="T10">конец если</text:span></text:p>
      <text:p text:style-name="P9"><text:s text:c="8"/><text:span text:style-name="T10">е</text:span>сли выходной файл =0</text:p>
      <text:p text:style-name="P9"><text:s text:c="12"/>то вывести на экран ошибку</text:p>
      <text:p text:style-name="P9"><text:s text:c="12"/><text:span text:style-name="T10">вернуть -1</text:span></text:p>
      <text:p text:style-name="P9"><text:s text:c="5"/><text:span text:style-name="T10">конец если</text:span></text:p>
      <text:p text:style-name="P9"><text:s text:c="4"/><text:span text:style-name="T10">ц</text:span>икл пока </text:p>
      <text:p text:style-name="P29"><text:s text:c="8"/>пока не конец строки считываем данные</text:p>
      <text:p text:style-name="P9"><text:s text:c="12"/><text:span text:style-name="T10">если возвращаемое значение функции encode=0 //</text:span>Функции из файла <text:span text:style-name="T10">coder</text:span>.c<text:span text:style-name="T10">(описан в листинге)</text:span></text:p>
      <text:p text:style-name="P9"><text:s text:c="26"/><text:span text:style-name="T10">запустить функцию write_code_unit //</text:span>Функции из файла <text:span text:style-name="T10">coder</text:span>.c<text:span text:style-name="T10">(описан в листинге)</text:span></text:p>
      <text:p text:style-name="P9"><text:s text:c="19"/><text:span text:style-name="T10">конец если</text:span></text:p>
      <text:p text:style-name="P9"><text:s text:c="8"/><text:span text:style-name="T10">конец пока</text:span></text:p>
      <text:p text:style-name="P9"><text:s text:c="2"/><text:span text:style-name="T10">закрыть файлы</text:span></text:p>
      <text:p text:style-name="P8"/>
      <text:p text:style-name="P12">функция decode_file </text:p>
      <text:p text:style-name="P6"><text:s text:c="4"/><text:span text:style-name="T10">открыть файлы входных и выходных данных</text:span></text:p>
      <text:p text:style-name="P7"><text:s text:c="8"/><text:span text:style-name="T10">если файл с входными данными =0 </text:span></text:p>
      <text:p text:style-name="P9"><text:s text:c="12"/>то вывести на экран ошибку</text:p>
      <text:p text:style-name="P9"><text:s text:c="12"/><text:span text:style-name="T10">вернуть -1</text:span></text:p>
      <text:p text:style-name="P9"><text:s text:c="8"/><text:span text:style-name="T10">конец если</text:span></text:p>
      <text:p text:style-name="P9"><text:soft-page-break/><text:s text:c="8"/><text:span text:style-name="T10">е</text:span>сли выходной файл =0</text:p>
      <text:p text:style-name="P9"><text:s text:c="12"/>то вывести на экран ошибку</text:p>
      <text:p text:style-name="P9"><text:s text:c="12"/><text:span text:style-name="T10">вернуть -1</text:span></text:p>
      <text:p text:style-name="P9"><text:s text:c="5"/><text:span text:style-name="T10">конец если</text:span></text:p>
      <text:p text:style-name="P9"><text:s text:c="5"/><text:span text:style-name="T10">цикл пока</text:span></text:p>
      <text:p text:style-name="P10"><text:s text:c="9"/><text:span text:style-name="T10">пока возвращаемое значение функции read_next_code_unit = 0 //</text:span>Функции из файла <text:span text:style-name="T10">coder</text:span>.c<text:span text:style-name="T10">(описан в листинге)</text:span></text:p>
      <text:p text:style-name="P9"><text:span text:style-name="T10"><text:s text:c="9"/>в выходном файле запустить функцию decode //</text:span>Функции из файла <text:span text:style-name="T10">coder</text:span>.c <text:span text:style-name="T10">(описан в листинге)</text:span></text:p>
      <text:p text:style-name="P29"><text:s text:c="6"/>конец пока</text:p>
      <text:p text:style-name="P29"><text:s text:c="6"/>закрыть файлы </text:p>
      <text:p text:style-name="P9"/>
      <text:p text:style-name="Standard"><text:span text:style-name="T6">Тестовые данные</text:span></text:p>
      <text:p text:style-name="Standard"><text:span text:style-name="T2">Результаты тестирования разработанной программы. </text:span></text:p>
      <text:p text:style-name="Standard"><text:span text:style-name="T2">Набор тестовых данных должен включать как корректные значения, так и заведомо ошибочные.</text:span></text:p>
      <text:p text:style-name="Standard"><text:span text:style-name="T2">Если это необходимо должны быть приведены ручные расчеты для обоснования правильности полученных результатов.</text:span></text:p>
      <text:p text:style-name="P4"/>
      <text:p text:style-name="P14">Листинг программы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1">int encode(uint32_t code_point, CodeUnits *code_units) { <text:s text:c="2"/></text:p>
            <text:p text:style-name="P21"><text:s text:c="4"/>uint32_t temp1 = pow(2, 7);</text:p>
            <text:p text:style-name="P21"><text:s text:c="4"/>if (code_point &lt; temp1) {</text:p>
            <text:p text:style-name="P21"><text:s text:c="8"/>code_units-&gt;length = 1;</text:p>
            <text:p text:style-name="P21"><text:s text:c="8"/>(code_units-&gt;code)[0] = code_point;</text:p>
            <text:p text:style-name="P21"><text:s text:c="8"/>(code_units-&gt;code)[1] = 0;</text:p>
            <text:p text:style-name="P21"><text:s text:c="8"/>(code_units-&gt;code)[2] = 0;</text:p>
            <text:p text:style-name="P21"><text:s text:c="8"/>(code_units-&gt;code)[3] = 0;</text:p>
            <text:p text:style-name="P21"><text:s text:c="8"/>return 0;</text:p>
            <text:p text:style-name="P21"><text:s text:c="4"/>}</text:p>
            <text:p text:style-name="P21"><text:s text:c="4"/>temp1 = pow(2, 11);</text:p>
            <text:p text:style-name="P21"><text:s text:c="4"/>if (code_point &lt; temp1) {</text:p>
            <text:p text:style-name="P21"><text:s text:c="8"/>code_units-&gt;length = 2;</text:p>
            <text:p text:style-name="P21"><text:s text:c="8"/>(code_units-&gt;code)[0] = 192 | (code_point &gt;&gt; 6);</text:p>
            <text:p text:style-name="P21"><text:s text:c="8"/>(code_units-&gt;code)[1] = 128 | (63 &amp; code_point);</text:p>
            <text:p text:style-name="P21"><text:s text:c="8"/>(code_units-&gt;code)[2] = 0;</text:p>
            <text:p text:style-name="P21"><text:s text:c="8"/>(code_units-&gt;code)[3] = 0;</text:p>
            <text:p text:style-name="P21"><text:s text:c="8"/>return 0;</text:p>
            <text:p text:style-name="P21"><text:s text:c="4"/>}</text:p>
            <text:p text:style-name="P21"><text:s text:c="4"/>temp1 = pow(2, 16);</text:p>
            <text:p text:style-name="P21"><text:s text:c="4"/>if (code_point &lt; temp1) {</text:p>
            <text:p text:style-name="P21"><text:s text:c="8"/>code_units-&gt;length = 3;</text:p>
            <text:p text:style-name="P21"><text:s text:c="8"/>(code_units-&gt;code)[0] = 224 | (code_point &gt;&gt; 12);</text:p>
            <text:p text:style-name="P21"><text:s text:c="8"/>(code_units-&gt;code)[1] = 128 | ((code_point &amp; 4095) &gt;&gt; 6);</text:p>
            <text:p text:style-name="P21"><text:s text:c="8"/>(code_units-&gt;code)[2] = 128 | (code_point &amp; 63);</text:p>
            <text:p text:style-name="P21"><text:s text:c="8"/>(code_units-&gt;code)[3] = 0;</text:p>
            <text:p text:style-name="P21"><text:s text:c="8"/>return 0;</text:p>
            <text:p text:style-name="P21"><text:s text:c="4"/>}</text:p>
            <text:p text:style-name="P21"><text:s text:c="4"/>temp1 = pow(2, 21);</text:p>
            <text:p text:style-name="P21"><text:s text:c="4"/>if (code_point &lt; temp1) {</text:p>
            <text:p text:style-name="P21"><text:s text:c="8"/>code_units-&gt;length = 4;</text:p>
            <text:p text:style-name="P21"><text:s text:c="8"/>(code_units-&gt;code)[0] = 240 | (code_point &gt;&gt; 18);</text:p>
            <text:p text:style-name="P21"><text:s text:c="8"/>(code_units-&gt;code)[1] = 128 | ((code_point &amp; 262143) &gt;&gt; 12);</text:p>
            <text:p text:style-name="P21"><text:s text:c="8"/>(code_units-&gt;code)[2] = 128 | ((code_point &amp; 4095) &gt;&gt; 6);</text:p>
            <text:p text:style-name="P21"><text:s text:c="8"/>(code_units-&gt;code)[3] = 128 | (code_point &amp; 63);</text:p>
            <text:p text:style-name="P21"><text:s text:c="8"/>return 0;</text:p>
            <text:p text:style-name="P21"><text:s text:c="4"/>}</text:p>
            <text:p text:style-name="P21"><text:s text:c="4"/>return -1; <text:s text:c="3"/></text:p>
            <text:p text:style-name="P21">}</text:p>
            <text:p text:style-name="P21"/>
            <text:p text:style-name="P21"/>
            <text:p text:style-name="P21">uint32_t decode(CodeUnits *code_units) {</text:p>
            <text:p text:style-name="P21"><text:s text:c="4"/>uint32_t result = 0;</text:p>
            <text:p text:style-name="P21"><text:s text:c="4"/>uint32_t part1 = 0;</text:p>
            <text:p text:style-name="P21"><text:s text:c="4"/>uint32_t part2 = 0;</text:p>
            <text:p text:style-name="P21"><text:s text:c="4"/>uint32_t part3 = 0;</text:p>
            <text:p text:style-name="P21"><text:s text:c="4"/>uint32_t part4 = 0;</text:p>
            <text:p text:style-name="P21"/>
            <text:p text:style-name="P21"><text:s text:c="4"/>if(code_units-&gt;length == 1) {</text:p>
            <text:p text:style-name="P21"><text:s text:c="8"/>result = (code_units-&gt;code)[0];</text:p>
            <text:p text:style-name="P21"/>
            <text:p text:style-name="P21"><text:s text:c="8"/>return result;</text:p>
            <text:p text:style-name="P21"><text:s text:c="4"/>} </text:p>
            <text:p text:style-name="P21"><text:s text:c="4"/>if(code_units-&gt;length == 2) {</text:p>
            <text:p text:style-name="P21"><text:soft-page-break/><text:s text:c="8"/>part1 = ((code_units-&gt;code)[0] &amp; 31) &lt;&lt; 6;</text:p>
            <text:p text:style-name="P21"><text:s text:c="8"/>part2 = (code_units-&gt;code)[1] &amp; 63;</text:p>
            <text:p text:style-name="P21"/>
            <text:p text:style-name="P21"><text:s text:c="8"/>result = part1 | part2;</text:p>
            <text:p text:style-name="P21"><text:s text:c="8"/>return result;</text:p>
            <text:p text:style-name="P21"><text:s text:c="4"/>}</text:p>
            <text:p text:style-name="P21"><text:s text:c="4"/>if(code_units-&gt;length == 3) {</text:p>
            <text:p text:style-name="P21"><text:s text:c="8"/>part1 = ((code_units-&gt;code)[0] &amp; 15) &lt;&lt; 12;</text:p>
            <text:p text:style-name="P21"><text:s text:c="8"/>part2 = ((code_units-&gt;code)[1] &amp; 63) &lt;&lt; 6;</text:p>
            <text:p text:style-name="P21"><text:s text:c="8"/>part3 = (code_units-&gt;code)[2] &amp; 63;</text:p>
            <text:p text:style-name="P21"/>
            <text:p text:style-name="P21"><text:s text:c="8"/>result = part1 | part2 | part3;</text:p>
            <text:p text:style-name="P21"><text:s text:c="8"/>return result;</text:p>
            <text:p text:style-name="P21"><text:s text:c="4"/>}</text:p>
            <text:p text:style-name="P21"><text:s text:c="4"/>if(code_units-&gt;length == 4) {</text:p>
            <text:p text:style-name="P21"><text:s text:c="8"/>part1 = ((code_units-&gt;code)[0] &amp; 7) &lt;&lt; 18;</text:p>
            <text:p text:style-name="P21"><text:s text:c="8"/>part2 = ((code_units-&gt;code)[1] &amp; 63) &lt;&lt; 12;</text:p>
            <text:p text:style-name="P21"><text:s text:c="8"/>part3 = ((code_units-&gt;code)[2] &amp; 63) &lt;&lt; 6;</text:p>
            <text:p text:style-name="P21"><text:s text:c="8"/>part4 = (code_units-&gt;code)[3] &amp; 63;</text:p>
            <text:p text:style-name="P21"/>
            <text:p text:style-name="P21"><text:s text:c="8"/>result = part1 | part2 | part3 | part4;</text:p>
            <text:p text:style-name="P21"><text:s text:c="8"/>return result;</text:p>
            <text:p text:style-name="P21"><text:s text:c="4"/>}</text:p>
            <text:p text:style-name="P21"><text:s text:c="4"/>return -1;</text:p>
            <text:p text:style-name="P21">}</text:p>
            <text:p text:style-name="P21"/>
            <text:p text:style-name="P21"/>
            <text:p text:style-name="P21"/>
          </table:table-cell>
          <table:table-cell table:style-name="Таблица1.B1" office:value-type="string">
            <text:p text:style-name="P21">uint8_t mask1 = 128, mask2 = 192, mask3 = 224, mask4 = 240;</text:p>
            <text:p text:style-name="P21"/>
            <text:p text:style-name="P21">int read_next_code_unit(FILE *in, CodeUnits *code_units) {</text:p>
            <text:p text:style-name="P21"><text:s text:c="4"/>code_units-&gt;length = 0;</text:p>
            <text:p text:style-name="P21"><text:s text:c="4"/>uint8_t * value = malloc(sizeof(uint8_t));</text:p>
            <text:p text:style-name="P21"><text:s text:c="4"/>int need = MaxCodeLength + 1;</text:p>
            <text:p text:style-name="P21"><text:s text:c="3"/></text:p>
            <text:p text:style-name="P21"><text:s text:c="4"/>while(need != (code_units-&gt;length)) { <text:s text:c="3"/></text:p>
            <text:p text:style-name="P21"><text:s text:c="4"/></text:p>
            <text:p text:style-name="P21"><text:s text:c="8"/>size_t rez = fread(value, sizeof(uint8_t), 1, in);</text:p>
            <text:p text:style-name="P21"><text:s text:c="8"/>if (rez != 1) {</text:p>
            <text:p text:style-name="P21"><text:s text:c="12"/>return -1;</text:p>
            <text:p text:style-name="P21"><text:s text:c="8"/>}</text:p>
            <text:p text:style-name="P21"><text:s text:c="8"/>if (*value &lt;= 127) {</text:p>
            <text:p text:style-name="P21"><text:s text:c="12"/>code_units-&gt;code[0] = *value;</text:p>
            <text:p text:style-name="P21"><text:s text:c="12"/>code_units-&gt;length = 1;</text:p>
            <text:p text:style-name="P21"/>
            <text:p text:style-name="P21"><text:s text:c="12"/>return 0; <text:s text:c="3"/></text:p>
            <text:p text:style-name="P21"><text:s text:c="8"/>} <text:s text:c="2"/></text:p>
            <text:p text:style-name="P21"><text:s text:c="8"/>if (~(*value) &amp; mask1&gt;&gt;1) {</text:p>
            <text:p text:style-name="P21"><text:s text:c="12"/>if (code_units-&gt;length) {</text:p>
            <text:p text:style-name="P21"><text:s text:c="16"/>code_units-&gt;code[code_units-&gt;length] = *value;</text:p>
            <text:p text:style-name="P21"><text:s text:c="16"/>code_units-&gt;length += 1;</text:p>
            <text:p text:style-name="P21"/>
            <text:p text:style-name="P21"><text:s text:c="16"/>continue;</text:p>
            <text:p text:style-name="P21"><text:s text:c="12"/>} else {</text:p>
            <text:p text:style-name="P21"><text:s text:c="16"/>free(value);</text:p>
            <text:p text:style-name="P21"><text:s text:c="16"/>read_next_code_unit(in, code_units); <text:s text:c="2"/></text:p>
            <text:p text:style-name="P21"><text:s text:c="12"/>}</text:p>
            <text:p text:style-name="P21"><text:s text:c="8"/>} <text:s text:c="14"/></text:p>
            <text:p text:style-name="P21"><text:s text:c="8"/>if (~(*value) &amp; mask2&gt;&gt;1) {</text:p>
            <text:p text:style-name="P21"><text:s text:c="12"/>need = 2;</text:p>
            <text:p text:style-name="P21"><text:s text:c="12"/>code_units-&gt;code[0] = *value;</text:p>
            <text:p text:style-name="P21"><text:s text:c="12"/>code_units-&gt;length = 1;</text:p>
            <text:p text:style-name="P21"/>
            <text:p text:style-name="P21"><text:s text:c="12"/>continue;</text:p>
            <text:p text:style-name="P21"><text:s text:c="8"/>} <text:s text:c="12"/></text:p>
            <text:p text:style-name="P21"><text:s text:c="8"/>if (~(*value) &amp; mask3&gt;&gt;1) {</text:p>
            <text:p text:style-name="P21"><text:s text:c="12"/>need = 3;</text:p>
            <text:p text:style-name="P21"><text:s text:c="12"/>code_units-&gt;code[0] = *value;</text:p>
            <text:p text:style-name="P21"><text:s text:c="12"/>code_units-&gt;length = 1;</text:p>
            <text:p text:style-name="P21"/>
            <text:p text:style-name="P21"><text:s text:c="12"/>continue;</text:p>
            <text:p text:style-name="P21"><text:s text:c="8"/>}</text:p>
            <text:p text:style-name="P21"><text:s text:c="8"/>if (~(*value) &amp; mask4&gt;&gt;1) {</text:p>
            <text:p text:style-name="P21"><text:s text:c="12"/>need = 4;</text:p>
            <text:p text:style-name="P21"><text:s text:c="12"/>code_units-&gt;code[0] = *value;</text:p>
            <text:p text:style-name="P21"><text:s text:c="12"/>code_units-&gt;length = 1;</text:p>
            <text:p text:style-name="P21"/>
            <text:p text:style-name="P21"><text:s text:c="12"/>continue;</text:p>
            <text:p text:style-name="P21"><text:s text:c="8"/>}</text:p>
            <text:p text:style-name="P21"><text:s text:c="4"/>}</text:p>
            <text:p text:style-name="P21"><text:s text:c="4"/>free(value); <text:s text:c="24"/></text:p>
            <text:p text:style-name="P21"><text:s text:c="4"/>return 0;</text:p>
            <text:p text:style-name="P21"><text:soft-page-break/>}</text:p>
            <text:p text:style-name="P21"/>
            <text:p text:style-name="P21">int write_code_unit(FILE *out, CodeUnits *code_units) {</text:p>
            <text:p text:style-name="P21"><text:s text:c="4"/>size_t result = fwrite(code_units-&gt;code , 1 , code_units-&gt;length, out);</text:p>
            <text:p text:style-name="P21"><text:s text:c="4"/>if(result != code_units-&gt;length) {</text:p>
            <text:p text:style-name="P21"><text:s text:c="8"/>printf("ERROR: write_code_unit\n");</text:p>
            <text:p text:style-name="P21"><text:s text:c="8"/>return -1;</text:p>
            <text:p text:style-name="P21"><text:s text:c="4"/>}</text:p>
            <text:p text:style-name="P21"><text:s text:c="4"/>return 0;</text:p>
            <text:p text:style-name="P21">}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" svg:font-family="'DejaVu Sans', 'MS Mincho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family-generic="roman" style:font-pitch="variable" fo:font-size="12pt" fo:language="ru" fo:country="RU" style:letter-kerning="true" style:font-name-asian="DejaVu Sans" style:font-family-asian="'DejaVu Sans', 'MS Mincho'" style:font-pitch-asian="variable" style:font-size-asian="12pt" style:font-name-complex="Times" style:font-family-complex="Times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MS Mincho'" style:font-pitch-asian="variable" style:font-size-asian="14pt" style:font-name-complex="DejaVu Sans" style:font-family-complex="'DejaVu Sans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Название1" style:family="paragraph" style:parent-style-name="Standard">
      <style:paragraph-properties fo:margin-top="0.212cm" fo:margin-bottom="0.212cm" loext:contextual-spacing="false" text:number-lines="false" text:line-number="0"/>
      <style:text-properties style:font-name="Times" fo:font-family="Times" style:font-family-generic="roman" style:font-pitch="variable" fo:font-size="12pt" fo:font-style="italic" style:font-size-asian="12pt" style:font-style-asian="italic" style:font-name-complex="Times" style:font-family-complex="Times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32cm" fo:margin-bottom="1.203cm" fo:margin-left="2cm" fo:margin-right="1.06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vm</meta:initial-creator>
    <meta:creation-date>2017-02-13T09:08:00</meta:creation-date>
    <dc:date>2018-05-29T01:30:27.241901446</dc:date>
    <meta:print-date>2009-09-04T12:55:00</meta:print-date>
    <meta:editing-cycles>5</meta:editing-cycles>
    <meta:editing-duration>PT5M</meta:editing-duration>
    <meta:generator>LibreOffice/5.1.6.2$Linux_X86_64 LibreOffice_project/10m0$Build-2</meta:generator>
    <meta:document-statistic meta:table-count="1" meta:image-count="0" meta:object-count="0" meta:page-count="4" meta:paragraph-count="203" meta:word-count="752" meta:character-count="6596" meta:non-whitespace-character-count="4636"/>
  </office:meta>
</office:document-meta>
</file>